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61005" officeooo:paragraph-rsid="00061005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text-properties officeooo:paragraph-rsid="00061005"/>
    </style:style>
    <style:style style:name="P5" style:family="paragraph" style:parent-style-name="Standard">
      <style:text-properties officeooo:rsid="00061005" officeooo:paragraph-rsid="000610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005" style:font-weight-asian="bold" style:font-weight-complex="bold"/>
    </style:style>
    <style:style style:name="T3" style:family="text">
      <style:text-properties officeooo:rsid="00061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DRE DU JOUR DE LA SEANCE DE TRAVAIL N°</text:span><text:span text:style-name="T2">14</text:span></text:p>
      <text:p text:style-name="Standard">Date : <text:span text:style-name="T3">19/04/2024</text:span></text:p>
      <text:p text:style-name="Standard">Horaires : <text:span text:style-name="T3">9h30 / 11h</text:span></text:p>
      <text:p text:style-name="Standard">Objectif(s) de la séance : <text:span text:style-name="T3">Site</text:span></text:p>
      <text:p text:style-name="P4">Animateur (Chef de projet) : <text:span text:style-name="T3">Mathis</text:span></text:p>
      <text:p text:style-name="P4">Lieu : <text:span text:style-name="T3">4A20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 table:style-name="Tableau1.1"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s/></text:p>
      <text:p text:style-name="Standard" loext:marker-style-name="T1"><text:span text:style-name="T1">Points inscrits à l’ordre du jour</text:span><text:span text:style-name="T1"/></text:p>
      <text:p text:style-name="Standard">1- Titre du point 1 : <text:span text:style-name="T3">Footer</text:span></text:p>
      <text:p text:style-name="P5">Développer le footer du site avec des href</text:p>
      <text:p text:style-name="Standard"/>
      <text:p text:style-name="Standard"/>
      <text:p text:style-name="Standard"/>
      <text:p text:style-name="Standard">2- Titre du point 2 : <text:span text:style-name="T3">Navigation</text:span></text:p>
      <text:p text:style-name="P5">Avancer sur la navigation du site pour l’affiner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UT</meta:initial-creator>
    <meta:editing-cycles>7</meta:editing-cycles>
    <meta:creation-date>2024-02-29T19:29:00</meta:creation-date>
    <dc:date>2024-04-19T09:41:30.097000000</dc:date>
    <meta:editing-duration>PT27M30S</meta:editing-duration>
    <meta:generator>LibreOffice/7.5.4.2$Windows_X86_64 LibreOffice_project/36ccfdc35048b057fd9854c757a8b67ec53977b6</meta:generator>
    <meta:document-statistic meta:table-count="1" meta:image-count="0" meta:object-count="0" meta:page-count="1" meta:paragraph-count="24" meta:word-count="84" meta:character-count="422" meta:non-whitespace-character-count="359"/>
    <meta:user-defined meta:name="AppVersion">16.0000</meta:user-defined>
    <meta:template xlink:type="simple" xlink:actuate="onRequest" xlink:title="Normal.dotm" xlink:href=""/>
  </office:meta>
</office:document-meta>
</file>